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9.275cm"/>
    </style:style>
    <style:style style:name="P1" style:family="paragraph">
      <style:paragraph-properties fo:margin-left="0cm" fo:margin-right="0cm" fo:text-align="center" fo:text-indent="0cm"/>
      <style:text-properties fo:font-size="14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2.54cm" svg:x2="0.635cm" svg:y2="12.7cm">
          <text:p text:style-name="P3"/>
        </draw:line>
        <draw:frame draw:style-name="gr3" draw:text-style-name="P4" draw:layer="layout" svg:width="6.35cm" svg:height="9.525cm" svg:x="0.635cm" svg:y="3.175cm">
          <draw:text-box>
            <text:p text:style-name="P3"><text:span text:style-name="T2">= \= == \== &lt;&gt; &gt;&lt;</text:span></text:p>
            <text:p text:style-name="P3"><text:span text:style-name="T2">baseClass</text:span></text:p>
            <text:p text:style-name="P3"><text:span text:style-name="T2">defaultName</text:span></text:p>
            <text:p text:style-name="P3"><text:span text:style-name="T2">define</text:span></text:p>
            <text:p text:style-name="P3"><text:span text:style-name="T2">delete</text:span></text:p>
            <text:p text:style-name="P3"><text:span text:style-name="T2">enhanced</text:span></text:p>
            <text:p text:style-name="P3"><text:span text:style-name="T2">id</text:span></text:p>
            <text:p text:style-name="P3"><text:span text:style-name="T2">inherit</text:span></text:p>
            <text:p text:style-name="P3"><text:span text:style-name="T2">isSubclassOf</text:span></text:p>
            <text:p text:style-name="P3"><text:span text:style-name="T2">metaClass</text:span></text:p>
            <text:p text:style-name="P3"><text:span text:style-name="T2">method</text:span></text:p>
            <text:p text:style-name="P3"><text:span text:style-name="T2">methods</text:span></text:p>
            <text:p text:style-name="P3"><text:span text:style-name="T2">mixinClass</text:span></text:p>
            <text:p text:style-name="P3"><text:span text:style-name="T2">new</text:span></text:p>
            <text:p text:style-name="P3"><text:span text:style-name="T2">queryMixinClass</text:span></text:p>
            <text:p text:style-name="P3"><text:span text:style-name="T2">subClass</text:span></text:p>
            <text:p text:style-name="P3"><text:span text:style-name="T2">subClasses</text:span></text:p>
            <text:p text:style-name="P3"><text:span text:style-name="T2">superClasses</text:span></text:p>
            <text:p text:style-name="P3"><text:span text:style-name="T2">unInherit</text:span></text:p>
          </draw:text-box>
        </draw:frame>
        <draw:line draw:style-name="gr2" draw:text-style-name="P2" draw:layer="layout" svg:x1="6.985cm" svg:y1="12.7cm" svg:x2="0.635cm" svg:y2="12.7cm">
          <text:p text:style-name="P3"/>
        </draw:line>
        <draw:custom-shape draw:style-name="gr1" draw:text-style-name="P1" draw:layer="layout" svg:width="6.35cm" svg:height="0.635cm" svg:x="0.635cm" svg:y="1.905cm">
          <text:p text:style-name="P1"><text:span text:style-name="T1">Class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1.27cm" svg:x2="3.81cm" svg:y2="1.90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5T11:35:57</dc:date>
    <dc:language>en-US</dc:language>
    <meta:editing-cycles>7</meta:editing-cycles>
    <meta:editing-duration>PT22M43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